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8b1" officeooo:paragraph-rsid="001d08b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nom<text:tab/><text:tab/>5<text:span text:style-name="T1">th</text:span><text:tab/>10<text:span text:style-name="T1">th</text:span><text:tab/>…..</text:p>
      <text:p text:style-name="P1">Normal</text:p>
      <text:p text:style-name="P1"/>
      <text:p text:style-name="P1">Superimpose graphs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3:03:27.181831485</meta:creation-date>
    <dc:date>2015-04-01T13:09:34.070603687</dc:date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44" meta:non-whitespace-character-count="38"/>
    <meta:generator>LibreOffice/4.2.7.2$Linux_X86_64 LibreOffice_project/420m0$Build-2</meta:generator>
  </office:meta>
</office:document-meta>
</file>